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1.402cm"/>
    </style:style>
    <style:style style:name="Table1.G" style:family="table-column">
      <style:table-column-properties style:column-width="1.032cm"/>
    </style:style>
    <style:style style:name="Table1.J" style:family="table-column">
      <style:table-column-properties style:column-width="1.005cm"/>
    </style:style>
    <style:style style:name="Table1.K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0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3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4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5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6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paragraph-rsid="00199f2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0" style:family="paragraph" style:parent-style-name="Table_20_Contents">
      <style:text-properties fo:font-size="8pt" officeooo:paragraph-rsid="004c271e" style:font-size-asian="8pt" style:font-size-complex="8pt"/>
    </style:style>
    <style:style style:name="P21" style:family="paragraph" style:parent-style-name="Table_20_Contents">
      <style:text-properties fo:font-size="8pt" officeooo:paragraph-rsid="004dec9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5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6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8" style:family="paragraph" style:parent-style-name="Table_20_Contents">
      <style:text-properties officeooo:rsid="000fe5d8" officeooo:paragraph-rsid="000fe5d8"/>
    </style:style>
    <style:style style:name="P29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6" style:family="paragraph" style:parent-style-name="Header">
      <style:paragraph-properties fo:text-align="center" style:justify-single-word="false"/>
      <style:text-properties fo:font-size="12pt" fo:font-weight="bold" officeooo:rsid="0051a49a" officeooo:paragraph-rsid="0051a49a" style:font-size-asian="12pt" style:font-weight-asian="bold" style:font-size-complex="12pt" style:font-weight-complex="bold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360795"/>
    </style:style>
    <style:style style:name="T7" style:family="text">
      <style:text-properties officeooo:rsid="000c31f1"/>
    </style:style>
    <style:style style:name="T8" style:family="text">
      <style:text-properties officeooo:rsid="003684f1"/>
    </style:style>
    <style:style style:name="T9" style:family="text">
      <style:text-properties fo:font-weight="normal" officeooo:rsid="00166d35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3"/>
        <table:table-column table:style-name="Table1.J"/>
        <table:table-column table:style-name="Table1.K"/>
        <table:table-row>
          <table:table-cell table:style-name="Table1.A1" table:number-columns-spanned="5" office:value-type="string">
            <text:p text:style-name="P12">VAT TIN: <text:s/><text:text-input text:description="&lt;o.company_id.partner_id.vat_tin_no&gt;">Vat Tin</text:text-input></text:p>
            <text:p text:style-name="P12">CST No.: <text:text-input text:description="&lt;o.company_id.partner_id.cst_tin_no&gt;">CST Tin</text:text-input></text:p>
            <text:p text:style-name="P12">Excise Regn No: <text:text-input text:description="&lt;o.company_id.partner_id.ssi_no&gt;">SSI NO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6" office:value-type="string">
            <text:p text:style-name="P16">GSTIN: <text:text-input text:description="&lt;o.company_id.gstin&gt;">GSTIN</text:text-input></text:p>
            <text:p text:style-name="P16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29"><text:span text:style-name="T8">Supplier Name</text:span>:</text:p>
            <text:p text:style-name="P30"><text:text-input text:description="&lt;o.partner_id.name&gt;">Customer Name</text:text-input></text:p>
            <text:p text:style-name="P9"/>
            <text:p text:style-name="P10"><text:text-input text:description="&lt;o.partner_id.street&gt;">Street</text:text-input> <text:text-input text:description="&lt;o.partner_id.street2&gt;">street2</text:text-input> </text:p>
            <text:p text:style-name="P10"><text:text-input text:description="&lt;o.partner_id.city&gt;">City</text:text-input> </text:p>
            <text:p text:style-name="P10"><text:text-input text:description="&lt;o.partner_id.state_id.name&gt;"> state</text:text-input></text:p>
            <text:p text:style-name="P10"><text:text-input text:description="&lt;o.partner_id.country_id.name&gt;">Country</text:text-input> <text:span text:style-name="T9"><text:text-input text:description="&lt;o.partner_id.zip&gt;">Zip</text:text-input></text:span></text:p>
            <text:p text:style-name="P31">State Code: <text:text-input text:description="&lt;o.partner_id.state_id.code&gt;">State Code</text:text-input></text:p>
            <text:p text:style-name="P31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6" office:value-type="string">
            <text:p text:style-name="P12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Invoice No: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4"><text:text-input text:description="&lt;o.number&gt;">Invoice No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4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Delivery Note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3">Supplier Ref,/order No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3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ispatched Through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5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ate &amp; Time of issue Invoice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Date &amp; time Removal of Goods 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5">Mode of Payment:</text:p>
          </table:table-cell>
          <table:covered-table-cell/>
          <table:covered-table-cell/>
          <table:covered-table-cell/>
          <table:table-cell table:style-name="Table1.F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2" office:value-type="string">
            <text:p text:style-name="P22">SR N<text:span text:style-name="T7">o.</text:span></text:p>
          </table:table-cell>
          <table:table-cell table:style-name="Table1.A2" office:value-type="string">
            <text:p text:style-name="P22">GOODS Description</text:p>
          </table:table-cell>
          <table:table-cell table:style-name="Table1.A2" office:value-type="string">
            <text:p text:style-name="P23">HSN</text:p>
            <text:p text:style-name="P32"/>
          </table:table-cell>
          <table:table-cell table:style-name="Table1.A2" office:value-type="string">
            <text:p text:style-name="P33">QTY</text:p>
          </table:table-cell>
          <table:table-cell table:style-name="Table1.A2" table:number-columns-spanned="2" office:value-type="string">
            <text:p text:style-name="P34">Rate</text:p>
          </table:table-cell>
          <table:covered-table-cell/>
          <table:table-cell table:style-name="Table1.A2" office:value-type="string">
            <text:p text:style-name="P34">Perc.</text:p>
          </table:table-cell>
          <table:table-cell table:style-name="Table1.A2" office:value-type="string">
            <text:p text:style-name="P35">IGST</text:p>
          </table:table-cell>
          <table:table-cell table:style-name="Table1.A2" office:value-type="string">
            <text:p text:style-name="P35">CGST</text:p>
          </table:table-cell>
          <table:table-cell table:style-name="Table1.A2" office:value-type="string">
            <text:p text:style-name="P35">SGST</text:p>
          </table:table-cell>
          <table:table-cell table:style-name="Table1.F2" office:value-type="string">
            <text:p text:style-name="P32">Amount</text:p>
          </table:table-cell>
        </table:table-row>
        <table:table-row>
          <table:table-cell table:style-name="Table1.F2" table:number-columns-spanned="11" office:value-type="string">
            <text:p text:style-name="P11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<text:text-input text:description="&lt;line['sr_no']&gt;">srno</text:text-input></text:p>
          </table:table-cell>
          <table:table-cell table:style-name="Table1.A1" office:value-type="string">
            <text:p text:style-name="P11"><text:text-input text:description="&lt;line['product']&gt;">Product</text:text-input></text:p>
          </table:table-cell>
          <table:table-cell table:style-name="Table1.A1" office:value-type="string">
            <text:p text:style-name="P11"><text:text-input text:description="&lt;line['tarrif']&gt;">Tarrif</text:text-input></text:p>
            <text:p text:style-name="P11"/>
          </table:table-cell>
          <table:table-cell table:style-name="Table1.A1" office:value-type="string">
            <text:p text:style-name="P20"><text:text-input text:description="&lt;line['qty']&gt;">qty</text:text-input></text:p>
          </table:table-cell>
          <table:table-cell table:style-name="Table1.A1" table:number-columns-spanned="2" office:value-type="string">
            <text:p text:style-name="P21"><text:text-input text:description="&lt;line['price']&gt;">Price</text:text-input></text:p>
          </table:table-cell>
          <table:covered-table-cell/>
          <table:table-cell table:style-name="Table1.A2" office:value-type="string">
            <text:p text:style-name="P11"><text:text-input text:description="&lt;line['uom']&gt;">uom</text:text-input></text:p>
          </table:table-cell>
          <table:table-cell table:style-name="Table1.A2" office:value-type="string">
            <text:p text:style-name="P17"><text:text-input text:description="&lt;line['igst']&gt;">IGST</text:text-input></text:p>
          </table:table-cell>
          <table:table-cell table:style-name="Table1.A2" office:value-type="string">
            <text:p text:style-name="P17"><text:text-input text:description="&lt;line['cgst']&gt;">CGST</text:text-input></text:p>
          </table:table-cell>
          <table:table-cell table:style-name="Table1.A2" office:value-type="string">
            <text:p text:style-name="P17"><text:text-input text:description="&lt;line['sgst']&gt;">SGST</text:text-input></text:p>
          </table:table-cell>
          <table:table-cell table:style-name="Table1.F2" office:value-type="string">
            <text:p text:style-name="P17"><text:text-input text:description="&lt;line['subtotal']&gt;">Subtotal</text:text-input></text:p>
          </table:table-cell>
        </table:table-row>
        <table:table-row>
          <table:table-cell table:style-name="Table1.F2" table:number-columns-spanned="11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11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11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1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1"><text:text-input text:description="&lt;line['perc']&gt;">perc</text:text-input></text:p>
          </table:table-cell>
          <table:table-cell table:style-name="Table1.F2" office:value-type="string">
            <text:p text:style-name="P19"><text:text-input text:description="&lt;line['tax_amount']&gt;">Tax Amount</text:text-input></text:p>
          </table:table-cell>
        </table:table-row>
        <table:table-row>
          <table:table-cell table:style-name="Table1.F2" table:number-columns-spanned="11" office:value-type="string">
            <text:p text:style-name="P1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4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5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6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1" office:value-type="string">
            <text:p text:style-name="P27">Autherised Signature:</text:p>
            <text:p text:style-name="P27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51a49a" officeooo:paragraph-rsid="0051a49a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Debit Not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1T14:37:58.569129968</dc:date>
    <meta:editing-duration>PT6H25M33S</meta:editing-duration>
    <meta:editing-cycles>62</meta:editing-cycles>
    <meta:generator>LibreOffice/4.2.8.2$Linux_X86_64 LibreOffice_project/420m0$Build-2</meta:generator>
    <meta:document-statistic meta:table-count="2" meta:image-count="0" meta:object-count="0" meta:page-count="1" meta:paragraph-count="66" meta:word-count="239" meta:character-count="899" meta:non-whitespace-character-count="805"/>
  </office:meta>
</office:document-meta>
</file>